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4ae5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4pt" fo:font-weight="bold" officeooo:paragraph-rsid="00164ae5" style:font-name-asian="Times New Roman2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imes New Roman" fo:font-size="12pt" fo:font-weight="normal" officeooo:rsid="0017b4ec" officeooo:paragraph-rsid="0017b4ec" style:font-name-asian="Times New Roman2" style:font-size-asian="10.5pt" style:font-weight-asian="normal" style:font-name-complex="Times New Roman2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use-window-font-color="true" style:font-name="Times New Roman" fo:font-size="12pt" fo:font-weight="normal" officeooo:rsid="001733b7" officeooo:paragraph-rsid="0017b4ec" style:font-name-asian="Times New Roman2" style:font-size-asian="12pt" style:font-weight-asian="normal" style:font-name-complex="Times New Roman2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use-window-font-color="true" style:font-name="Times New Roman" fo:font-size="12pt" fo:letter-spacing="-0.002cm" fo:font-weight="normal" officeooo:rsid="0018ff12" officeooo:paragraph-rsid="0018ff12" style:font-name-asian="Times New Roman2" style:font-size-asian="12pt" style:font-weight-asian="normal" style:font-name-complex="Times New Roman2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use-window-font-color="true" style:font-name="Times New Roman" fo:font-size="12pt" fo:letter-spacing="-0.002cm" fo:font-weight="normal" officeooo:rsid="0017b4ec" officeooo:paragraph-rsid="0017b4ec" style:font-name-asian="Times New Roman2" style:font-size-asian="12pt" style:font-weight-asian="normal" style:font-name-complex="Times New Roman2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use-window-font-color="true" style:font-name="Times New Roman" fo:font-size="12pt" fo:letter-spacing="-0.002cm" fo:font-weight="normal" officeooo:rsid="0018ff12" officeooo:paragraph-rsid="0018ff12" style:font-name-asian="Times New Roman2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733b7" officeooo:paragraph-rsid="0017b4ec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733b7" officeooo:paragraph-rsid="00249a0a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7b4ec" officeooo:paragraph-rsid="0018ff12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8ff12" officeooo:paragraph-rsid="0018ff12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a3318" officeooo:paragraph-rsid="001adc38" fo:background-color="transparent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a3318" officeooo:paragraph-rsid="001a3318" fo:background-color="transparent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233d77" officeooo:paragraph-rsid="00233d77" fo:background-color="transparent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1" officeooo:paragraph-rsid="0018ff12"/>
    </style:style>
    <style:style style:name="T1" style:family="text">
      <style:text-properties style:use-window-font-color="true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2" style:family="text">
      <style:text-properties style:use-window-font-color="true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style:use-window-font-color="true" style:font-name="Times New Roman" style:font-name-asian="Times New Roman2" style:font-name-complex="Times New Roman2"/>
    </style:style>
    <style:style style:name="T4" style:family="text">
      <style:text-properties style:use-window-font-color="true" style:font-name="Times New Roman" officeooo:rsid="0017b4ec" style:font-name-asian="Times New Roman2" style:font-name-complex="Times New Roman2"/>
    </style:style>
    <style:style style:name="T5" style:family="text">
      <style:text-properties style:use-window-font-color="true" style:font-name="Times New Roman" fo:letter-spacing="-0.002cm" style:font-name-asian="Times New Roman2"/>
    </style:style>
    <style:style style:name="T6" style:family="text">
      <style:text-properties style:use-window-font-color="true" style:font-name="Times New Roman" fo:letter-spacing="-0.002cm" style:font-name-asian="Times New Roman2" style:font-name-complex="Times New Roman2"/>
    </style:style>
    <style:style style:name="T7" style:family="text">
      <style:text-properties style:use-window-font-color="true" style:font-name="Times New Roman" fo:letter-spacing="-0.002cm" officeooo:rsid="001adc38" style:font-name-asian="Times New Roman2"/>
    </style:style>
    <style:style style:name="T8" style:family="text">
      <style:text-properties style:use-window-font-color="true" style:font-name="Times New Roman" fo:letter-spacing="-0.002cm" officeooo:rsid="0020982f" style:font-name-asian="Times New Roman2"/>
    </style:style>
    <style:style style:name="T9" style:family="text">
      <style:text-properties style:use-window-font-color="true" style:font-name="Times New Roman1" fo:letter-spacing="-0.002cm" style:font-name-asian="Times New Roman2"/>
    </style:style>
    <style:style style:name="T10" style:family="text">
      <style:text-properties style:use-window-font-color="true" fo:font-size="12pt" fo:letter-spacing="-0.002cm" fo:font-weight="normal" officeooo:rsid="0018ff12" style:font-name-asian="Times New Roman2" style:font-size-asian="12pt" style:font-weight-asian="normal" style:font-size-complex="12pt" style:font-weight-complex="normal"/>
    </style:style>
    <style:style style:name="T11" style:family="text">
      <style:text-properties fo:color="#000000" style:text-outline="false" style:text-line-through-style="none" style:text-line-through-type="none" fo:font-size="12pt" fo:letter-spacing="-0.002cm" fo:font-style="normal" fo:text-shadow="none" style:text-underline-style="none" fo:font-weight="normal" style:font-name-asian="Times New Roman2" style:font-size-asian="12pt" style:font-style-asian="normal" style:font-weight-asian="normal" style:font-size-complex="12pt" style:text-emphasize="none"/>
    </style:style>
    <style:style style:name="T12" style:family="text">
      <style:text-properties officeooo:rsid="00249a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«</text:span><text:span text:style-name="T2">Разработка нейросети для решения задачи управления войсками в военной стратегии на картах дорог</text:span><text:span text:style-name="T1">»</text:span></text:p>
      <text:p text:style-name="P2"/>
      <text:list xml:id="list3092019522" text:style-name="L1">
        <text:list-item>
          <text:p text:style-name="P4">Введение: </text:p>
          <text:list>
            <text:list-item>
              <text:p text:style-name="P8"><text:span text:style-name="T4">А</text:span><text:span text:style-name="T3">ктуальность</text:span></text:p>
            </text:list-item>
            <text:list-item>
              <text:p text:style-name="P8"><text:span text:style-name="T4">П</text:span><text:span text:style-name="T3">роблем</text:span><text:span text:style-name="T4">а</text:span></text:p>
            </text:list-item>
            <text:list-item>
              <text:p text:style-name="P8"><text:span text:style-name="T4">К</text:span><text:span text:style-name="T3">то её решал</text:span></text:p>
            </text:list-item>
            <text:list-item>
              <text:p text:style-name="P9"><text:span text:style-name="T4">Недостатки существующих решений, что предлагается для решения</text:span></text:p>
            </text:list-item>
            <text:list-item>
              <text:p text:style-name="P9"><text:span text:style-name="T4">Формулировка </text:span><text:span text:style-name="T3">цел</text:span><text:span text:style-name="T4">и </text:span><text:span text:style-name="T3">исследования</text:span></text:p>
            </text:list-item>
          </text:list>
        </text:list-item>
        <text:list-item>
          <text:p text:style-name="P10"><text:span text:style-name="T3">Основная часть: </text:span><text:span text:style-name="T6"><text:s/></text:span></text:p>
          <text:list>
            <text:list-item>
              <text:p text:style-name="P5">Как решались похожие задачи</text:p>
              <text:list>
                <text:list-item>
                  <text:p text:style-name="P5">Обзор <text:span text:style-name="T12">игровой </text:span>среды для исследования МО в стратегиях Depp RTS </text:p>
                </text:list-item>
                <text:list-item>
                  <text:p text:style-name="P11"><text:span text:style-name="T6">Обзор ИИ <text:s/></text:span><text:span text:style-name="T5">«AlphaStar», для игры Star</text:span><text:bookmark text:name="__DdeLink__655_4290062042"/><text:span text:style-name="T5">craft 2 Legacy of the Void от компании DeepM</text:span><text:span text:style-name="T9">ind</text:span></text:p>
                </text:list-item>
                <text:list-item>
                  <text:p text:style-name="P15"><text:span text:style-name="T10">Обзор статьи «</text:span><text:span text:style-name="T11">StarCraft Micromanagement with Reinforcement Learning and Curriculum Transfer Learning»</text:span></text:p>
                </text:list-item>
              </text:list>
            </text:list-item>
            <text:list-item>
              <text:p text:style-name="P7">Выбранные методы исследования и инструменты</text:p>
              <text:list>
                <text:list-item>
                  <text:p text:style-name="P11"><text:span text:style-name="T5">Обучение с подкреплением</text:span><text:span text:style-name="T7">(Reinforcement learning)</text:span></text:p>
                </text:list-item>
                <text:list-item>
                  <text:p text:style-name="P12"><text:span text:style-name="T5">Q-</text:span><text:span text:style-name="T7">обучение(</text:span><text:span text:style-name="T5">Q-learning</text:span><text:span text:style-name="T7">)</text:span></text:p>
                </text:list-item>
                <text:list-item>
                  <text:p text:style-name="P13"><text:span text:style-name="T7">T</text:span><text:span text:style-name="T5">ransfer learning</text:span></text:p>
                </text:list-item>
                <text:list-item>
                  <text:p text:style-name="P13"><text:span text:style-name="T8">Постепенное обучение</text:span><text:span text:style-name="T7"> (C</text:span><text:span text:style-name="T5">urriculum learning</text:span><text:span text:style-name="T7">)</text:span></text:p>
                </text:list-item>
                <text:list-item>
                  <text:p text:style-name="P14"><text:span text:style-name="T5">TensorFlow</text:span></text:p>
                </text:list-item>
              </text:list>
            </text:list-item>
          </text:list>
        </text:list-item>
        <text:list-item>
          <text:p text:style-name="P6">Список литературы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4:51:58.289417857</meta:creation-date>
    <dc:date>2019-03-14T08:58:45.901435792</dc:date>
    <meta:editing-duration>PT2H32M5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07" meta:character-count="756" meta:non-whitespace-character-count="680"/>
  </office:meta>
</office:document-meta>
</file>